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18.04mm"/>
    </style:style>
    <style:style style:name="co3" style:family="table-column">
      <style:table-column-properties fo:break-before="auto" style:column-width="16.14mm"/>
    </style:style>
    <style:style style:name="co4" style:family="table-column">
      <style:table-column-properties fo:break-before="auto" style:column-width="18.59mm"/>
    </style:style>
    <style:style style:name="co5" style:family="table-column">
      <style:table-column-properties fo:break-before="auto" style:column-width="14.78mm"/>
    </style:style>
    <style:style style:name="co6" style:family="table-column">
      <style:table-column-properties fo:break-before="auto" style:column-width="40.92mm"/>
    </style:style>
    <style:style style:name="co7" style:family="table-column">
      <style:table-column-properties fo:break-before="auto" style:column-width="56.6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/>
      <table:table table:name="yello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38.9289" calcext:value-type="float">
            <text:p>38.9289</text:p>
          </table:table-cell>
          <table:table-cell/>
          <table:table-cell table:formula="of:=SQRT( ( [.B5] - [.B4]) ^2)" office:value-type="float" office:value="8.9289" calcext:value-type="float">
            <text:p>8.9289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F5]/[.D5]" office:value-type="float" office:value="1.67993817827504" calcext:value-type="float">
            <text:p>1.6799381783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1"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1</text:p>
          </table:table-cell>
          <table:table-cell office:value-type="float" office:value="38.9289" calcext:value-type="float">
            <text:p>38.9289</text:p>
          </table:table-cell>
          <table:table-cell table:style-name="ce1" office:value-type="float" office:value="105" calcext:value-type="float">
            <text:p>105</text:p>
          </table:table-cell>
          <table:table-cell office:value-type="string" calcext:value-type="string">
            <text:p>Z20</text:p>
          </table:table-cell>
          <table:table-cell/>
          <table:table-cell table:formula="of:=SQRT( ([.B10] - [.B9] )^2 + ([.C10] - [.C9] )^2)" office:value-type="float" office:value="8.9289" calcext:value-type="float">
            <text:p>8.92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0</text:p>
          </table:table-cell>
          <table:table-cell office:value-type="float" office:value="49" calcext:value-type="float">
            <text:p>49</text:p>
          </table:table-cell>
          <table:table-cell office:value-type="float" office:value="99.07" calcext:value-type="float">
            <text:p>99.07</text:p>
          </table:table-cell>
          <table:table-cell office:value-type="string" calcext:value-type="string">
            <text:p>Z35</text:p>
          </table:table-cell>
          <table:table-cell/>
          <table:table-cell table:formula="of:=SQRT( ([.B11] - [.B10] )^2 + ([.C11] - [.C10] )^2)" office:value-type="float" office:value="11.6872561026958" calcext:value-type="float">
            <text:p>11.6872561027</text:p>
          </table:table-cell>
          <table:table-cell table:formula="of:=[.G10] + [.F11]*[.$G$5]" office:value-type="float" office:value="119.633867726197" calcext:value-type="float">
            <text:p>119.6338677262</text:p>
          </table:table-cell>
        </table:table-row>
        <table:table-row table:style-name="ro1">
          <table:table-cell office:value-type="string" calcext:value-type="string">
            <text:p>G0</text:p>
          </table:table-cell>
          <table:table-cell office:value-type="float" office:value="65" calcext:value-type="float">
            <text:p>65</text:p>
          </table:table-cell>
          <table:table-cell office:value-type="float" office:value="110.93" calcext:value-type="float">
            <text:p>110.93</text:p>
          </table:table-cell>
          <table:table-cell office:value-type="string" calcext:value-type="string">
            <text:p>Z50</text:p>
          </table:table-cell>
          <table:table-cell/>
          <table:table-cell table:formula="of:=SQRT( ([.B12] - [.B11] )^2 + ([.C12] - [.C11] )^2)" office:value-type="float" office:value="19.9163149201854" calcext:value-type="float">
            <text:p>19.9163149202</text:p>
          </table:table-cell>
          <table:table-cell table:formula="of:=[.G11] + [.F12]*[.$G$5]" office:value-type="float" office:value="153.092045531165" calcext:value-type="float">
            <text:p>153.0920455312</text:p>
          </table:table-cell>
        </table:table-row>
        <table:table-row table:style-name="ro1">
          <table:table-cell office:value-type="string" calcext:value-type="string">
            <text:p>G0</text:p>
          </table:table-cell>
          <table:table-cell office:value-type="float" office:value="81" calcext:value-type="float">
            <text:p>81</text:p>
          </table:table-cell>
          <table:table-cell office:value-type="float" office:value="99.07" calcext:value-type="float">
            <text:p>99.07</text:p>
          </table:table-cell>
          <table:table-cell office:value-type="string" calcext:value-type="string">
            <text:p>Z65</text:p>
          </table:table-cell>
          <table:table-cell/>
          <table:table-cell table:formula="of:=SQRT( ([.B13] - [.B12] )^2 + ([.C13] - [.C12] )^2)" office:value-type="float" office:value="19.9163149201854" calcext:value-type="float">
            <text:p>19.9163149202</text:p>
          </table:table-cell>
          <table:table-cell table:formula="of:=[.G12] + [.F13]*[.$G$5]" office:value-type="float" office:value="186.550223336133" calcext:value-type="float">
            <text:p>186.5502233361</text:p>
          </table:table-cell>
        </table:table-row>
        <table:table-row table:style-name="ro1">
          <table:table-cell office:value-type="string" calcext:value-type="string">
            <text:p>G0</text:p>
          </table:table-cell>
          <table:table-cell office:value-type="float" office:value="97" calcext:value-type="float">
            <text:p>97</text:p>
          </table:table-cell>
          <table:table-cell office:value-type="float" office:value="110.93" calcext:value-type="float">
            <text:p>110.93</text:p>
          </table:table-cell>
          <table:table-cell office:value-type="string" calcext:value-type="string">
            <text:p>Z80</text:p>
          </table:table-cell>
          <table:table-cell/>
          <table:table-cell table:formula="of:=SQRT( ([.B14] - [.B13] )^2 + ([.C14] - [.C13] )^2)" office:value-type="float" office:value="19.9163149201854" calcext:value-type="float">
            <text:p>19.9163149202</text:p>
          </table:table-cell>
          <table:table-cell table:formula="of:=[.G13] + [.F14]*[.$G$5]" office:value-type="float" office:value="220.008401141101" calcext:value-type="float">
            <text:p>220.0084011411</text:p>
          </table:table-cell>
        </table:table-row>
        <table:table-row table:style-name="ro1">
          <table:table-cell office:value-type="string" calcext:value-type="string">
            <text:p>G0</text:p>
          </table:table-cell>
          <table:table-cell office:value-type="float" office:value="113" calcext:value-type="float">
            <text:p>113</text:p>
          </table:table-cell>
          <table:table-cell office:value-type="float" office:value="99.07" calcext:value-type="float">
            <text:p>99.07</text:p>
          </table:table-cell>
          <table:table-cell office:value-type="string" calcext:value-type="string">
            <text:p>Z95</text:p>
          </table:table-cell>
          <table:table-cell/>
          <table:table-cell table:formula="of:=SQRT( ([.B15] - [.B14] )^2 + ([.C15] - [.C14] )^2)" office:value-type="float" office:value="19.9163149201854" calcext:value-type="float">
            <text:p>19.9163149202</text:p>
          </table:table-cell>
          <table:table-cell table:formula="of:=[.G14] + [.F15]*[.$G$5]" office:value-type="float" office:value="253.46657894607" calcext:value-type="float">
            <text:p>253.4665789461</text:p>
          </table:table-cell>
        </table:table-row>
        <table:table-row table:style-name="ro1">
          <table:table-cell office:value-type="string" calcext:value-type="string">
            <text:p>G0</text:p>
          </table:table-cell>
          <table:table-cell office:value-type="float" office:value="129" calcext:value-type="float">
            <text:p>129</text:p>
          </table:table-cell>
          <table:table-cell office:value-type="float" office:value="110.93" calcext:value-type="float">
            <text:p>110.93</text:p>
          </table:table-cell>
          <table:table-cell office:value-type="string" calcext:value-type="string">
            <text:p>Z110</text:p>
          </table:table-cell>
          <table:table-cell/>
          <table:table-cell table:formula="of:=SQRT( ([.B16] - [.B15] )^2 + ([.C16] - [.C15] )^2)" office:value-type="float" office:value="19.9163149201854" calcext:value-type="float">
            <text:p>19.9163149202</text:p>
          </table:table-cell>
          <table:table-cell table:formula="of:=[.G15] + [.F16]*[.$G$5]" office:value-type="float" office:value="286.924756751038" calcext:value-type="float">
            <text:p>286.924756751</text:p>
          </table:table-cell>
        </table:table-row>
        <table:table-row table:style-name="ro1">
          <table:table-cell office:value-type="string" calcext:value-type="string">
            <text:p>G0</text:p>
          </table:table-cell>
          <table:table-cell office:value-type="float" office:value="145" calcext:value-type="float">
            <text:p>145</text:p>
          </table:table-cell>
          <table:table-cell office:value-type="float" office:value="99.07" calcext:value-type="float">
            <text:p>99.07</text:p>
          </table:table-cell>
          <table:table-cell office:value-type="string" calcext:value-type="string">
            <text:p>Z125</text:p>
          </table:table-cell>
          <table:table-cell/>
          <table:table-cell table:formula="of:=SQRT( ([.B17] - [.B16] )^2 + ([.C17] - [.C16] )^2)" office:value-type="float" office:value="19.9163149201854" calcext:value-type="float">
            <text:p>19.9163149202</text:p>
          </table:table-cell>
          <table:table-cell table:formula="of:=[.G16] + [.F17]*[.$G$5]" office:value-type="float" office:value="320.382934556006" calcext:value-type="float">
            <text:p>320.382934556</text:p>
          </table:table-cell>
        </table:table-row>
        <table:table-row table:style-name="ro1">
          <table:table-cell office:value-type="string" calcext:value-type="string">
            <text:p>G0</text:p>
          </table:table-cell>
          <table:table-cell office:value-type="float" office:value="161" calcext:value-type="float">
            <text:p>161</text:p>
          </table:table-cell>
          <table:table-cell office:value-type="float" office:value="110.93" calcext:value-type="float">
            <text:p>110.93</text:p>
          </table:table-cell>
          <table:table-cell office:value-type="string" calcext:value-type="string">
            <text:p>Z140</text:p>
          </table:table-cell>
          <table:table-cell/>
          <table:table-cell table:formula="of:=SQRT( ([.B18] - [.B17] )^2 + ([.C18] - [.C17] )^2)" office:value-type="float" office:value="19.9163149201854" calcext:value-type="float">
            <text:p>19.9163149202</text:p>
          </table:table-cell>
          <table:table-cell table:formula="of:=[.G17] + [.F18]*[.$G$5]" office:value-type="float" office:value="353.841112360975" calcext:value-type="float">
            <text:p>353.841112361</text:p>
          </table:table-cell>
        </table:table-row>
        <table:table-row table:style-name="ro1">
          <table:table-cell office:value-type="string" calcext:value-type="string">
            <text:p>G0</text:p>
          </table:table-cell>
          <table:table-cell office:value-type="float" office:value="171.07" calcext:value-type="float">
            <text:p>171.07</text:p>
          </table:table-cell>
          <table:table-cell office:value-type="float" office:value="105.93" calcext:value-type="float">
            <text:p>105.93</text:p>
          </table:table-cell>
          <table:table-cell office:value-type="string" calcext:value-type="string">
            <text:p>Z155</text:p>
          </table:table-cell>
          <table:table-cell/>
          <table:table-cell table:formula="of:=SQRT( ([.B19] - [.B18] )^2 + ([.C19] - [.C18] )^2)" office:value-type="float" office:value="11.2429933736528" calcext:value-type="float">
            <text:p>11.2429933737</text:p>
          </table:table-cell>
          <table:table-cell table:formula="of:=[.G18] + [.F19]*[.$G$5]" office:value-type="float" office:value="372.728646167467" calcext:value-type="float">
            <text:p>372.7286461675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office:value-type="float" office:value="180" calcext:value-type="float">
            <text:p>180</text:p>
          </table:table-cell>
          <table:table-cell office:value-type="float" office:value="105.93" calcext:value-type="float">
            <text:p>105.93</text:p>
          </table:table-cell>
          <table:table-cell office:value-type="string" calcext:value-type="string">
            <text:p>Z170</text:p>
          </table:table-cell>
          <table:table-cell/>
          <table:table-cell table:formula="of:=SQRT( ([.B20] - [.B19] )^2 + ([.C20] - [.C19] )^2)" office:value-type="float" office:value="8.93000000000001" calcext:value-type="float">
            <text:p>8.93</text:p>
          </table:table-cell>
          <table:table-cell table:formula="of:=[.G19] + [.F20]*[.$G$5]" office:value-type="float" office:value="387.730494099463" calcext:value-type="float">
            <text:p>387.7304940995</text:p>
          </table:table-cell>
        </table:table-row>
        <table:table-row table:style-name="ro1" table:number-rows-repeated="7">
          <table:table-cell table:number-columns-repeated="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38.9289" calcext:value-type="float">
            <text:p>38.9289</text:p>
          </table:table-cell>
          <table:table-cell/>
          <table:table-cell table:formula="of:=SQRT( ( [.B29] - [.B28]) ^2)" office:value-type="float" office:value="8.9289" calcext:value-type="float">
            <text:p>8.9289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F29]/[.D29]" office:value-type="float" office:value="1.67993817827504" calcext:value-type="float">
            <text:p>1.6799381783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1"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1</text:p>
          </table:table-cell>
          <table:table-cell office:value-type="float" office:value="38.9289" calcext:value-type="float">
            <text:p>38.9289</text:p>
          </table:table-cell>
          <table:table-cell table:style-name="ce1" office:value-type="float" office:value="105" calcext:value-type="float">
            <text:p>105</text:p>
          </table:table-cell>
          <table:table-cell office:value-type="string" calcext:value-type="string">
            <text:p>Z20</text:p>
          </table:table-cell>
          <table:table-cell/>
          <table:table-cell table:formula="of:=SQRT( ([.B34] - [.B33] )^2 + ([.C34] - [.C33] )^2)" office:value-type="float" office:value="8.9289" calcext:value-type="float">
            <text:p>8.92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0</text:p>
          </table:table-cell>
          <table:table-cell office:value-type="float" office:value="49" calcext:value-type="float">
            <text:p>49</text:p>
          </table:table-cell>
          <table:table-cell office:value-type="float" office:value="99.07" calcext:value-type="float">
            <text:p>99.07</text:p>
          </table:table-cell>
          <table:table-cell office:value-type="string" calcext:value-type="string">
            <text:p>Z35</text:p>
          </table:table-cell>
          <table:table-cell/>
          <table:table-cell table:formula="of:=SQRT( ([.B35] - [.B34] )^2 + ([.C35] - [.C34] )^2)" office:value-type="float" office:value="11.6872561026958" calcext:value-type="float">
            <text:p>11.6872561027</text:p>
          </table:table-cell>
          <table:table-cell table:formula="of:=[.G34] + [.F35]*[.$G$5]" office:value-type="float" office:value="119.633867726197" calcext:value-type="float">
            <text:p>119.6338677262</text:p>
          </table:table-cell>
        </table:table-row>
        <table:table-row table:style-name="ro1">
          <table:table-cell office:value-type="string" calcext:value-type="string">
            <text:p>G0</text:p>
          </table:table-cell>
          <table:table-cell office:value-type="float" office:value="65" calcext:value-type="float">
            <text:p>65</text:p>
          </table:table-cell>
          <table:table-cell office:value-type="float" office:value="110.93" calcext:value-type="float">
            <text:p>110.93</text:p>
          </table:table-cell>
          <table:table-cell office:value-type="string" calcext:value-type="string">
            <text:p>Z5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G35] + [.F36]*[.$G$5]" office:value-type="float" office:value="170.032013074448" calcext:value-type="float">
            <text:p>170.0320130744</text:p>
          </table:table-cell>
        </table:table-row>
        <table:table-row table:style-name="ro1">
          <table:table-cell office:value-type="string" calcext:value-type="string">
            <text:p>G0</text:p>
          </table:table-cell>
          <table:table-cell office:value-type="float" office:value="81" calcext:value-type="float">
            <text:p>81</text:p>
          </table:table-cell>
          <table:table-cell office:value-type="float" office:value="99.07" calcext:value-type="float">
            <text:p>99.07</text:p>
          </table:table-cell>
          <table:table-cell office:value-type="string" calcext:value-type="string">
            <text:p>Z65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G36] + [.F37]*[.$G$5]" office:value-type="float" office:value="220.430158422699" calcext:value-type="float">
            <text:p>220.4301584227</text:p>
          </table:table-cell>
        </table:table-row>
        <table:table-row table:style-name="ro1">
          <table:table-cell office:value-type="string" calcext:value-type="string">
            <text:p>G0</text:p>
          </table:table-cell>
          <table:table-cell office:value-type="float" office:value="97" calcext:value-type="float">
            <text:p>97</text:p>
          </table:table-cell>
          <table:table-cell office:value-type="float" office:value="110.93" calcext:value-type="float">
            <text:p>110.93</text:p>
          </table:table-cell>
          <table:table-cell office:value-type="string" calcext:value-type="string">
            <text:p>Z8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G37] + [.F38]*[.$G$5]" office:value-type="float" office:value="270.82830377095" calcext:value-type="float">
            <text:p>270.828303771</text:p>
          </table:table-cell>
        </table:table-row>
        <table:table-row table:style-name="ro1">
          <table:table-cell office:value-type="string" calcext:value-type="string">
            <text:p>G0</text:p>
          </table:table-cell>
          <table:table-cell office:value-type="float" office:value="113" calcext:value-type="float">
            <text:p>113</text:p>
          </table:table-cell>
          <table:table-cell office:value-type="float" office:value="99.07" calcext:value-type="float">
            <text:p>99.07</text:p>
          </table:table-cell>
          <table:table-cell office:value-type="string" calcext:value-type="string">
            <text:p>Z95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G38] + [.F39]*[.$G$5]" office:value-type="float" office:value="321.226449119201" calcext:value-type="float">
            <text:p>321.2264491192</text:p>
          </table:table-cell>
        </table:table-row>
        <table:table-row table:style-name="ro1">
          <table:table-cell office:value-type="string" calcext:value-type="string">
            <text:p>G0</text:p>
          </table:table-cell>
          <table:table-cell office:value-type="float" office:value="129" calcext:value-type="float">
            <text:p>129</text:p>
          </table:table-cell>
          <table:table-cell office:value-type="float" office:value="110.93" calcext:value-type="float">
            <text:p>110.93</text:p>
          </table:table-cell>
          <table:table-cell office:value-type="string" calcext:value-type="string">
            <text:p>Z11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G39] + [.F40]*[.$G$5]" office:value-type="float" office:value="371.624594467453" calcext:value-type="float">
            <text:p>371.6245944675</text:p>
          </table:table-cell>
        </table:table-row>
        <table:table-row table:style-name="ro1">
          <table:table-cell office:value-type="string" calcext:value-type="string">
            <text:p>G0</text:p>
          </table:table-cell>
          <table:table-cell office:value-type="float" office:value="145" calcext:value-type="float">
            <text:p>145</text:p>
          </table:table-cell>
          <table:table-cell office:value-type="float" office:value="99.07" calcext:value-type="float">
            <text:p>99.07</text:p>
          </table:table-cell>
          <table:table-cell office:value-type="string" calcext:value-type="string">
            <text:p>Z125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G40] + [.F41]*[.$G$5]" office:value-type="float" office:value="422.022739815704" calcext:value-type="float">
            <text:p>422.0227398157</text:p>
          </table:table-cell>
        </table:table-row>
        <table:table-row table:style-name="ro1">
          <table:table-cell office:value-type="string" calcext:value-type="string">
            <text:p>G0</text:p>
          </table:table-cell>
          <table:table-cell office:value-type="float" office:value="161" calcext:value-type="float">
            <text:p>161</text:p>
          </table:table-cell>
          <table:table-cell office:value-type="float" office:value="110.93" calcext:value-type="float">
            <text:p>110.93</text:p>
          </table:table-cell>
          <table:table-cell office:value-type="string" calcext:value-type="string">
            <text:p>Z14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G41] + [.F42]*[.$G$5]" office:value-type="float" office:value="472.420885163955" calcext:value-type="float">
            <text:p>472.420885164</text:p>
          </table:table-cell>
        </table:table-row>
        <table:table-row table:style-name="ro1">
          <table:table-cell office:value-type="string" calcext:value-type="string">
            <text:p>G0</text:p>
          </table:table-cell>
          <table:table-cell office:value-type="float" office:value="171.07" calcext:value-type="float">
            <text:p>171.07</text:p>
          </table:table-cell>
          <table:table-cell office:value-type="float" office:value="105.93" calcext:value-type="float">
            <text:p>105.93</text:p>
          </table:table-cell>
          <table:table-cell office:value-type="string" calcext:value-type="string">
            <text:p>Z155</text:p>
          </table:table-cell>
          <table:table-cell/>
          <table:table-cell table:formula="of:=SQRT( ([.B43] - [.B42] )^2 + ([.C43] - [.C42] )^2)" office:value-type="float" office:value="11.2429933736528" calcext:value-type="float">
            <text:p>11.2429933737</text:p>
          </table:table-cell>
          <table:table-cell table:formula="of:=[.G42] + [.F43]*[.$G$5]" office:value-type="float" office:value="491.308418970448" calcext:value-type="float">
            <text:p>491.3084189704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office:value-type="float" office:value="180" calcext:value-type="float">
            <text:p>180</text:p>
          </table:table-cell>
          <table:table-cell office:value-type="float" office:value="105.93" calcext:value-type="float">
            <text:p>105.93</text:p>
          </table:table-cell>
          <table:table-cell office:value-type="string" calcext:value-type="string">
            <text:p>Z170</text:p>
          </table:table-cell>
          <table:table-cell/>
          <table:table-cell table:formula="of:=SQRT( ([.B44] - [.B43] )^2 + ([.C44] - [.C43] )^2)" office:value-type="float" office:value="8.93000000000001" calcext:value-type="float">
            <text:p>8.93</text:p>
          </table:table-cell>
          <table:table-cell table:formula="of:=[.G43] + [.F44]*[.$G$5]" office:value-type="float" office:value="506.310266902444" calcext:value-type="float">
            <text:p>506.31026690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0">00/00/0000</text:date>, <text:time style:data-style-name="N2" text:time-value="19:49:26.3124749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0T21:17:48.045221322</dc:date>
    <meta:editing-duration>PT1H29M21S</meta:editing-duration>
    <meta:editing-cycles>6</meta:editing-cycles>
    <meta:generator>LibreOffice/5.1.6.2$Linux_X86_64 LibreOffice_project/10m0$Build-2</meta:generator>
    <meta:document-statistic meta:table-count="1" meta:cell-count="146" meta:object-count="0"/>
  </office:meta>
</office:document-meta>
</file>